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6.46pt" svg:height="255.03pt" svg:x="331.14pt" svg:y="288.48pt">
            <loext:p draw:notify-on-update-of-ranges="Sheet1.B2:Sheet1.B2 Sheet1.B3:Sheet1.B16 Sheet1.C2:Sheet1.C2 Sheet1.C3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Sheet1.B2:Sheet1.B2 Sheet1.B3:Sheet1.B16 Sheet1.C2:Sheet1.C2 Sheet1.C3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Sheet1.B2:Sheet1.B2 Sheet1.B3:Sheet1.B16 Sheet1.C2:Sheet1.C2 Sheet1.C3:Sheet1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Sheet1.B2:Sheet1.B2 Sheet1.B3:Sheet1.B16 Sheet1.C2:Sheet1.C2 Sheet1.C3:Sheet1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5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W3]/60" office:value-type="float" office:value="0.00029187" calcext:value-type="float">
            <text:p>0.00029187</text:p>
          </table:table-cell>
          <table:table-cell table:formula="of:=[.X3]/60" office:value-type="float" office:value="0.0175122" calcext:value-type="float">
            <text:p>0.0175122</text:p>
          </table:table-cell>
          <table:table-cell office:value-type="float" office:value="1.050732" calcext:value-type="float">
            <text:p>1.050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formula="of:=[.W4]/60" office:value-type="float" office:value="0.000784717777777778" calcext:value-type="float">
            <text:p>0.0007847178</text:p>
          </table:table-cell>
          <table:table-cell table:formula="of:=[.X4]/60" office:value-type="float" office:value="0.0470830666666667" calcext:value-type="float">
            <text:p>0.0470830667</text:p>
          </table:table-cell>
          <table:table-cell office:value-type="float" office:value="2.824984" calcext:value-type="float">
            <text:p>2.824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[.W5]/60" office:value-type="float" office:value="0.00380679944444444" calcext:value-type="float">
            <text:p>0.0038067994</text:p>
          </table:table-cell>
          <table:table-cell table:formula="of:=[.X5]/60" office:value-type="float" office:value="0.228407966666667" calcext:value-type="float">
            <text:p>0.2284079667</text:p>
          </table:table-cell>
          <table:table-cell office:value-type="float" office:value="13.704478" calcext:value-type="float">
            <text:p>13.7044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[.W6]/60" office:value-type="float" office:value="0.0147528616666667" calcext:value-type="float">
            <text:p>0.0147528617</text:p>
          </table:table-cell>
          <table:table-cell table:formula="of:=[.X6]/60" office:value-type="float" office:value="0.8851717" calcext:value-type="float">
            <text:p>0.8851717</text:p>
          </table:table-cell>
          <table:table-cell office:value-type="float" office:value="53.110302" calcext:value-type="float">
            <text:p>53.1103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W7]/60" office:value-type="float" office:value="0.0498516486111111" calcext:value-type="float">
            <text:p>0.0498516486</text:p>
          </table:table-cell>
          <table:table-cell table:formula="of:=[.X7]/60" office:value-type="float" office:value="2.99109891666667" calcext:value-type="float">
            <text:p>2.9910989167</text:p>
          </table:table-cell>
          <table:table-cell office:value-type="float" office:value="179.465935" calcext:value-type="float">
            <text:p>179.465935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W8]/60" office:value-type="float" office:value="0.182633665277778" calcext:value-type="float">
            <text:p>0.1826336653</text:p>
          </table:table-cell>
          <table:table-cell table:formula="of:=[.X8]/60" office:value-type="float" office:value="10.9580199166667" calcext:value-type="float">
            <text:p>10.9580199167</text:p>
          </table:table-cell>
          <table:table-cell office:value-type="float" office:value="657.481195" calcext:value-type="float">
            <text:p>657.481195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581405833333" calcext:value-type="float">
            <text:p>0.1995814058</text:p>
          </table:table-cell>
          <table:table-cell table:formula="of:=[.E9]/60" office:value-type="float" office:value="11.97488435" calcext:value-type="float">
            <text:p>11.97488435</text:p>
          </table:table-cell>
          <table:table-cell office:value-type="float" office:value="718.493061" calcext:value-type="float">
            <text:p>718.493061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W9]/60" office:value-type="float" office:value="0.198200010833333" calcext:value-type="float">
            <text:p>0.1982000108</text:p>
          </table:table-cell>
          <table:table-cell table:formula="of:=[.X9]/60" office:value-type="float" office:value="11.89200065" calcext:value-type="float">
            <text:p>11.89200065</text:p>
          </table:table-cell>
          <table:table-cell office:value-type="float" office:value="713.520039" calcext:value-type="float">
            <text:p>713.520039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number-columns-repeated="18"/>
          <table:table-cell table:formula="of:=83*16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22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22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22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22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22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5:05:05.28208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7T05:21:26.478114183</dc:date>
    <meta:editing-duration>PT28M12S</meta:editing-duration>
    <meta:editing-cycles>6</meta:editing-cycles>
    <meta:generator>LibreOffice/5.1.4.2$Linux_X86_64 LibreOffice_project/10m0$Build-2</meta:generator>
    <meta:document-statistic meta:table-count="1" meta:cell-count="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1.743cm" svg:y="2.324cm" svg:width="8.79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99581405833333">
                <text:p>0.1995814058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99581405833333">
                <text:p>0.1995814058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99581405833333">
                <text:p>0.1995814058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99581405833333">
                <text:p>0.1995814058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